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bff404" officeooo:paragraph-rsid="001c7a31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b63a02" officeooo:paragraph-rsid="001c7a31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1c7a31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1e96ff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200ead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2115ba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b63a02" officeooo:paragraph-rsid="001c7a31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bff404" officeooo:paragraph-rsid="001c7a31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variant="normal" fo:text-transform="none" style:use-window-font-color="true" loext:opacity="0%" style:font-name="Libre Franklin Medium" fo:font-size="12pt" fo:font-weight="normal" officeooo:rsid="00b63a02" officeooo:paragraph-rsid="001c7a31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font-style="normal" fo:font-weight="normal" officeooo:rsid="00b63a02" officeooo:paragraph-rsid="001c7a31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style:use-window-font-color="true" loext:opacity="0%" style:font-name="Libre Franklin Medium" fo:font-size="10pt" fo:font-weight="normal" officeooo:rsid="00b63a02" officeooo:paragraph-rsid="001c7a31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re Franklin SemiBold" fo:font-size="12pt" fo:letter-spacing="normal" fo:font-style="normal" fo:font-weight="normal" officeooo:rsid="00b63a02" officeooo:paragraph-rsid="001c7a31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ff0000" loext:opacity="100%" style:font-name="Libre Franklin Medium" fo:font-size="10.5pt" fo:letter-spacing="normal" fo:font-style="normal" fo:font-weight="normal" officeooo:rsid="00b63a02" officeooo:paragraph-rsid="001c7a31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1c7a31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b63a02" officeooo:paragraph-rsid="001c7a31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1c7a31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1e96ff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200ead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2115b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text-transform="capitalize" style:use-window-font-color="true" loext:opacity="0%" style:font-name="Libre Franklin SemiBold" fo:font-size="10pt" fo:font-weight="normal" officeooo:rsid="00b63a02" officeooo:paragraph-rsid="001c7a31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re Franklin Medium" fo:font-size="10pt" officeooo:paragraph-rsid="001c7a31" style:font-size-asian="8.75pt" style:font-size-complex="10pt"/>
    </style:style>
    <style:style style:name="T1" style:family="text">
      <style:text-properties fo:letter-spacing="normal" fo:font-style="normal"/>
    </style:style>
    <style:style style:name="T2" style:family="text">
      <style:text-properties fo:letter-spacing="normal" fo:font-style="normal" officeooo:rsid="00b7d689"/>
    </style:style>
    <style:style style:name="T3" style:family="text">
      <style:text-properties fo:letter-spacing="normal" fo:font-style="normal" officeooo:rsid="00b97603"/>
    </style:style>
    <style:style style:name="T4" style:family="text">
      <style:text-properties fo:letter-spacing="normal" fo:font-style="normal" officeooo:rsid="00bff404"/>
    </style:style>
    <style:style style:name="T5" style:family="text">
      <style:text-properties fo:letter-spacing="normal" fo:font-style="normal" officeooo:rsid="00c3c936"/>
    </style:style>
    <style:style style:name="T6" style:family="text">
      <style:text-properties fo:color="#808080" loext:opacity="100%" style:font-name="Libre Franklin Medium" fo:letter-spacing="normal" fo:font-style="normal"/>
    </style:style>
    <style:style style:name="T7" style:family="text">
      <style:text-properties fo:color="#808080" loext:opacity="100%" style:font-name="Libre Franklin Medium" fo:letter-spacing="normal" fo:font-style="normal" officeooo:rsid="00bff404"/>
    </style:style>
    <style:style style:name="T8" style:family="text">
      <style:text-properties fo:color="#808080" loext:opacity="100%" fo:letter-spacing="normal" fo:font-style="normal" officeooo:rsid="00b97603"/>
    </style:style>
    <style:style style:name="T9" style:family="text">
      <style:text-properties style:font-name="Libre Franklin SemiBold" fo:letter-spacing="normal" fo:font-style="normal"/>
    </style:style>
    <style:style style:name="T10" style:family="text">
      <style:text-properties style:font-name="Libre Franklin SemiBold" fo:letter-spacing="normal" fo:font-style="normal" officeooo:rsid="00b97603"/>
    </style:style>
    <style:style style:name="T11" style:family="text">
      <style:text-properties style:font-name="Libre Franklin SemiBold" fo:letter-spacing="normal" fo:font-style="normal" officeooo:rsid="00bff404"/>
    </style:style>
    <style:style style:name="T12" style:family="text">
      <style:text-properties style:font-name="Libre Franklin SemiBold" fo:letter-spacing="normal" fo:font-style="normal" officeooo:rsid="00c3c936"/>
    </style:style>
    <style:style style:name="T13" style:family="text">
      <style:text-properties style:font-name="Libre Franklin SemiBold" fo:letter-spacing="normal" fo:font-style="normal" officeooo:rsid="00c8201a"/>
    </style:style>
    <style:style style:name="T14" style:family="text">
      <style:text-properties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LEGRÍA, HA NACIDO EL SALVADOR</text:p>
      <text:p text:style-name="P20"><text:span text:style-name="T2">v</text:span><text:span text:style-name="T1">illancico - Lucas 2, 10-16 - Isaías 1, 3</text:span></text:p>
      <text:p text:style-name="P7"/>
      <text:section text:style-name="Sect1" text:name="Sección3">
        <text:p text:style-name="P14"><text:tab/>Fa <text:s text:c="68"/>La</text:p>
        <text:p text:style-name="P3"><text:span text:style-name="T6">A.<text:tab/></text:span><text:span text:style-name="T1">¡ALEGRÍA, ALEGRÍA, ALEGRÍA,</text:span></text:p>
        <text:p text:style-name="P14"><text:tab/> <text:s text:c="17"/>Sib</text:p>
        <text:p text:style-name="P2"><text:tab/>HA NACIDO EL SALVADOR,</text:p>
        <text:p text:style-name="P14"><text:tab/> <text:s text:c="15"/>Reb</text:p>
        <text:p text:style-name="P2"><text:tab/>ACOSTADO EN UN PESEBRE!</text:p>
        <text:p text:style-name="P14"><text:tab/> <text:s text:c="68"/>Do7</text:p>
        <text:p text:style-name="P2"><text:tab/>¡ÉL ES EL CRISTO, EL SEÑOR!</text:p>
        <text:p text:style-name="P21"/>
        <text:p text:style-name="P14"><text:tab/>Rem <text:s text:c="36"/>Fa</text:p>
        <text:p text:style-name="P9"><text:span text:style-name="T8">S.<text:tab/></text:span><text:span text:style-name="T1">Un ángel vino del cielo</text:span></text:p>
        <text:p text:style-name="P14"><text:tab/> <text:s text:c="6"/>Lam <text:s text:c="35"/>Rem</text:p>
        <text:p text:style-name="P10"><text:tab/>trayendo una gran noticia:</text:p>
        <text:p text:style-name="P14"><text:tab/>Solm <text:s text:c="21"/>Rem</text:p>
        <text:p text:style-name="P10"><text:tab/>¡Hoy os ha nacido,</text:p>
        <text:p text:style-name="P13"><text:tab/> <text:s text:c="17"/>Lam <text:s text:c="23"/>Rem</text:p>
        <text:p text:style-name="P10"><text:tab/>os ha nacido el Salvador!</text:p>
        <text:p text:style-name="P14"><text:tab/>Solm <text:s text:c="28"/>Rem</text:p>
        <text:p text:style-name="P9"><text:span text:style-name="T8">A.<text:tab/></text:span><text:span text:style-name="T9">¡H</text:span><text:span text:style-name="T10">OY</text:span><text:span text:style-name="T9"> </text:span><text:span text:style-name="T10">OS</text:span><text:span text:style-name="T9"> </text:span><text:span text:style-name="T10">HA</text:span><text:span text:style-name="T9"> </text:span><text:span text:style-name="T10">NACIDO</text:span><text:span text:style-name="T9">,</text:span></text:p>
        <text:p text:style-name="P14"><text:tab/> <text:s text:c="25"/>Lam <text:s text:c="34"/>Rem</text:p>
        <text:p text:style-name="P9"><text:span text:style-name="T10"><text:tab/>OS</text:span><text:span text:style-name="T9"> </text:span><text:span text:style-name="T10">HA</text:span><text:span text:style-name="T9"> </text:span><text:span text:style-name="T10">NACIDO</text:span><text:span text:style-name="T9"> </text:span><text:span text:style-name="T10">EL</text:span><text:span text:style-name="T9"> S</text:span><text:span text:style-name="T10">ALVADOR!</text:span></text:p>
        <text:p text:style-name="P7"/>
        <text:p text:style-name="P14"><text:tab/>Fa <text:s text:c="65"/>La</text:p>
        <text:p text:style-name="P3"><text:span text:style-name="T6">A.<text:tab/></text:span><text:span text:style-name="T1">¡ALEGRÍA, ALEGRÍA, ALEGRÍA...</text:span></text:p>
        <text:p text:style-name="P7"/>
        <text:p text:style-name="P15"><text:span text:style-name="T1"><text:tab/>Rem <text:s text:c="37"/></text:span><text:span text:style-name="T4"><text:s text:c="6"/></text:span><text:span text:style-name="T1"><text:s text:c="8"/>Fa</text:span></text:p>
        <text:p text:style-name="P9"><text:span text:style-name="T8">S.<text:tab/></text:span><text:span text:style-name="T3">¡Envuelto en blancos pañales</text:span></text:p>
        <text:p text:style-name="P14"><text:tab/> <text:s text:c="14"/>Lam <text:s text:c="33"/>Rem</text:p>
        <text:p text:style-name="P10"><text:tab/>y acostado en un pesebre!</text:p>
        <text:p text:style-name="P14"><text:tab/>Solm <text:s text:c="24"/>Rem</text:p>
        <text:p text:style-name="P10"><text:tab/>Esta será la señal</text:p>
        <text:p text:style-name="P14"><text:tab/> <text:s text:c="17"/>Lam <text:s text:c="16"/>Rem</text:p>
        <text:p text:style-name="P10"><text:tab/>de que Él es el Señor.</text:p>
        <text:p text:style-name="P14"><text:tab/>Solm <text:s text:c="37"/>Rem</text:p>
        <text:p text:style-name="P9"><text:span text:style-name="T8">A.<text:tab/></text:span><text:span text:style-name="T9">E</text:span><text:span text:style-name="T11">STA</text:span><text:span text:style-name="T9"> </text:span><text:span text:style-name="T11">SERÁ</text:span><text:span text:style-name="T9"> </text:span><text:span text:style-name="T11">LA</text:span><text:span text:style-name="T9"> </text:span><text:span text:style-name="T11">SEÑAL</text:span></text:p>
        <text:p text:style-name="P14"><text:tab/> <text:s text:c="20"/>Lam <text:s text:c="24"/>Rem</text:p>
        <text:p text:style-name="P9"><text:span text:style-name="T11"><text:tab/>DE QUE</text:span><text:span text:style-name="T9"> É</text:span><text:span text:style-name="T11">L</text:span><text:span text:style-name="T9"> </text:span><text:span text:style-name="T11">ES</text:span><text:span text:style-name="T9"> </text:span><text:span text:style-name="T11">EL</text:span><text:span text:style-name="T9"> </text:span><text:span text:style-name="T11">SEÑOR.</text:span></text:p>
        <text:p text:style-name="P8"/>
        <text:p text:style-name="P17"><text:tab/>Fa <text:s text:c="65"/>La</text:p>
        <text:p text:style-name="P4"><text:span text:style-name="T7">A.<text:tab/></text:span><text:span text:style-name="T4">¡ALEGRÍA, ALEGRÍA, ALEGRÍA...</text:span></text:p>
        <text:p text:style-name="P8"/>
        <text:p text:style-name="P14"><text:tab/>Rem <text:s text:c="26"/>Fa</text:p>
        <text:p text:style-name="P9"><text:span text:style-name="T8">S.<text:tab/></text:span><text:span text:style-name="T3">Dejándoles el ángel,</text:span></text:p>
        <text:p text:style-name="P14"><text:tab/> <text:s text:c="14"/>Lam <text:s text:c="17"/>Rem</text:p>
        <text:p text:style-name="P10"><text:tab/>se decían unos a otros:</text:p>
        <text:p text:style-name="P14"><text:tab/>Solm <text:s text:c="29"/>Rem</text:p>
        <text:p text:style-name="P10"><text:tab/>Vamos hasta Belén,</text:p>
        <text:p text:style-name="P14"><text:tab/> <text:s text:c="2"/>Lam <text:s text:c="21"/>Rem</text:p>
        <text:p text:style-name="P10"><text:tab/>a ver al Salvador.</text:p>
        <text:p text:style-name="P14"><text:tab/>Solm <text:s text:c="38"/>Rem</text:p>
        <text:p text:style-name="P9"><text:span text:style-name="T8">A.<text:tab/></text:span><text:span text:style-name="T12">VAMOS HASTA BELÉN</text:span></text:p>
        <text:p text:style-name="P14"><text:tab/> <text:s text:c="5"/>Lam <text:s text:c="30"/>Rem</text:p>
        <text:p text:style-name="P9"><text:span text:style-name="T12"><text:tab/>A VER AL SALVADOR</text:span><text:span text:style-name="T11">.</text:span></text:p>
        <text:p text:style-name="P8"/>
        <text:p text:style-name="P17"><text:tab/>Fa <text:s text:c="65"/>La</text:p>
        <text:p text:style-name="P4"><text:span text:style-name="T7">A.<text:tab/></text:span><text:span text:style-name="T4">¡ALEGRÍA, ALEGRÍA, ALEGRÍA...</text:span></text:p>
        <text:p text:style-name="P8"/>
        <text:p text:style-name="P14"><text:tab/>Rem <text:s text:c="36"/>Fa</text:p>
        <text:p text:style-name="P9"><text:span text:style-name="T8">S.<text:tab/></text:span><text:span text:style-name="T3">Encontraron a María,</text:span></text:p>
        <text:p text:style-name="P14"><text:tab/> <text:s text:c="19"/>Lam <text:s text:c="15"/>Rem</text:p>
        <text:p text:style-name="P10"><text:tab/>y encontraron a José.</text:p>
        <text:p text:style-name="P14"><text:tab/>Solm <text:s text:c="18"/>Rem</text:p>
        <text:p text:style-name="P9"><text:span text:style-name="T5"><text:tab/>A</text:span><text:span text:style-name="T1">l buey, a el burro,</text:span></text:p>
        <text:p text:style-name="P14"><text:tab/> <text:s text:c="8"/>Lam <text:s text:c="26"/>Rem</text:p>
        <text:p text:style-name="P10"><text:tab/>y al niño, el Enmanuel.</text:p>
        <text:p text:style-name="P14"><text:tab/>Solm <text:s text:c="28"/>Rem</text:p>
        <text:p text:style-name="P9"><text:span text:style-name="T8">A.<text:tab/></text:span><text:span text:style-name="T12">AL BUEY, A EL BURRO</text:span></text:p>
        <text:p text:style-name="P14"><text:tab/> <text:s text:c="12"/>Lam <text:s text:c="34"/>Rem</text:p>
        <text:p text:style-name="P9"><text:span text:style-name="T12"><text:tab/>Y AL NIÑO, EL ENMANUEL.</text:span></text:p>
        <text:p text:style-name="P7"/>
        <text:p text:style-name="P18"><text:tab/>Fa <text:s text:c="65"/>La</text:p>
        <text:p text:style-name="P5"><text:span text:style-name="T7">A.<text:tab/></text:span><text:span text:style-name="T4">¡ALEGRÍA, ALEGRÍA, ALEGRÍA...</text:span></text:p>
        <text:p text:style-name="P8"/>
        <text:p text:style-name="P8"/>
        <text:p text:style-name="P8"/>
        <text:p text:style-name="P14"><text:soft-page-break/><text:tab/>Rem <text:s text:c="41"/>Fa</text:p>
        <text:p text:style-name="P9"><text:span text:style-name="T8">S.<text:tab/></text:span><text:span text:style-name="T3">El buey conoce a su amo,</text:span></text:p>
        <text:p text:style-name="P14"><text:tab/> <text:s text:c="4"/>Lam <text:s text:c="17"/>Rem</text:p>
        <text:p text:style-name="P10"><text:tab/>el burro su pesebre.</text:p>
        <text:p text:style-name="P13"><text:tab/><text:span text:style-name="T14">Solm <text:s text:c="30"/>Rem</text:span></text:p>
        <text:p text:style-name="P10"><text:tab/>Pero Israel no conoce,</text:p>
        <text:p text:style-name="P14"><text:tab/> <text:s text:c="12"/>Lam <text:s text:c="23"/>Rem</text:p>
        <text:p text:style-name="P10"><text:tab/>no conoce a su Señor.</text:p>
        <text:p text:style-name="P14"><text:tab/>Solm <text:s text:c="44"/>Rem</text:p>
        <text:p text:style-name="P9"><text:span text:style-name="T8">A.<text:tab/></text:span><text:span text:style-name="T13">PERO ISRAEL NO CONOCE</text:span><text:span text:style-name="T9">,</text:span></text:p>
        <text:p text:style-name="P14"><text:tab/> <text:s text:c="17"/>Lam <text:s text:c="30"/>Rem</text:p>
        <text:p text:style-name="P9"><text:span text:style-name="T13"><text:tab/>NO CONOCE A SU SEÑOR.</text:span></text:p>
        <text:p text:style-name="P11"><text:span text:style-name="T13"/></text:p>
        <text:p text:style-name="P19"><text:tab/>Fa <text:s text:c="65"/>La</text:p>
        <text:p text:style-name="P6"><text:span text:style-name="T7">A.<text:tab/></text:span><text:span text:style-name="T4">¡ALEGRÍA, ALEGRÍA, ALEGRÍA...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1:44:45.070737579</meta:creation-date>
    <dc:date>2021-11-03T12:00:52.932150068</dc:date>
    <meta:editing-duration>PT16M5S</meta:editing-duration>
    <meta:editing-cycles>7</meta:editing-cycles>
    <meta:generator>LibreOffice/7.1.6.2.0$Linux_X86_64 LibreOffice_project/10$Build-2</meta:generator>
    <meta:document-statistic meta:table-count="0" meta:image-count="0" meta:object-count="0" meta:page-count="2" meta:paragraph-count="80" meta:word-count="270" meta:character-count="2885" meta:non-whitespace-character-count="1065"/>
  </office:meta>
</office:document-meta>
</file>